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ef81e" officeooo:paragraph-rsid="001ef81e"/>
    </style:style>
    <style:style style:name="P2" style:family="paragraph" style:parent-style-name="Standard">
      <style:text-properties officeooo:rsid="00207661" officeooo:paragraph-rsid="00207661"/>
    </style:style>
    <style:style style:name="P3" style:family="paragraph" style:parent-style-name="Standard">
      <style:text-properties officeooo:rsid="00225933" officeooo:paragraph-rsid="00225933"/>
    </style:style>
    <style:style style:name="P4" style:family="paragraph" style:parent-style-name="Standard">
      <style:text-properties officeooo:rsid="0022dd6d" officeooo:paragraph-rsid="0022dd6d"/>
    </style:style>
    <style:style style:name="P5" style:family="paragraph" style:parent-style-name="Standard">
      <style:text-properties officeooo:rsid="0026b12c" officeooo:paragraph-rsid="0026b12c"/>
    </style:style>
    <style:style style:name="P6" style:family="paragraph" style:parent-style-name="Standard">
      <style:text-properties officeooo:rsid="00277a36" officeooo:paragraph-rsid="00277a36"/>
    </style:style>
    <style:style style:name="P7" style:family="paragraph" style:parent-style-name="Standard">
      <style:text-properties officeooo:rsid="002b8d28" officeooo:paragraph-rsid="002b8d28"/>
    </style:style>
    <style:style style:name="T1" style:family="text">
      <style:text-properties officeooo:rsid="0023d560"/>
    </style:style>
    <style:style style:name="T2" style:family="text">
      <style:text-properties officeooo:rsid="0024d91c"/>
    </style:style>
    <style:style style:name="T3" style:family="text">
      <style:text-properties officeooo:rsid="00266d02"/>
    </style:style>
    <style:style style:name="T4" style:family="text">
      <style:text-properties officeooo:rsid="00290c0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ve been a faithful churchgoer for most of my life. I've done most of what was expected of me. Somehow I feel that churchgoing has let me down in some important respects.</text:p>
      <text:p text:style-name="P1"/>
      <text:p text:style-name="P1">This is my most recent experience of how church communities can be a real disappointment.</text:p>
      <text:p text:style-name="P1"/>
      <text:p text:style-name="P1">For the past ten years I've attended a mainstream, fairly traditional Protestant church. I love the church's architecture, the liturgy, the music program, many of the people and the various study programs offered. I served for three years on the church council.</text:p>
      <text:p text:style-name="P1"/>
      <text:p text:style-name="P2">My experience on the church council has been instructive.</text:p>
      <text:p text:style-name="P2"/>
      <text:p text:style-name="P2">I had three objectives when I joined the council. First, I wanted to be supportive of the young church minister and encourage him in the initiatives he was undertaking. Second, I wanted to exercise an appropriate level of financial oversight to help reinforce the long-term viability of the church. Finally, I wanted to get involved in the projects of the larger denomination.</text:p>
      <text:p text:style-name="P2"/>
      <text:p text:style-name="P3">I<text:span text:style-name="T1">t</text:span> soon became clear to me that the congregation was aging and headed for an inexorable decline, unless it worked to attract new members. It was this point that put me at odds with the pastor and other council members. <text:span text:style-name="T1">Somehow the status quo was perfectly acceptable to everyone. Every year we would have a stewardship campaign that would cast an entirely rosy picture of the church's future and tell the congregation that they just needed to dig deeper for everything to be just fine. </text:span>I finally saw the futility of what I was trying to do and left the council at the end of the first of the two terms that I was eligible for.</text:p>
      <text:p text:style-name="P3"/>
      <text:p text:style-name="P4">I now understand that church<text:span text:style-name="T3">e</text:span>s aren't particularly safe or happy places. <text:span text:style-name="T2">The main reason for this is that </text:span></text:p>
      <text:p text:style-name="P5">they essentially manipulate vulnerable people, view them as entries in a ledger and become bitterly divided over trivialities.</text:p>
      <text:p text:style-name="P5"/>
      <text:p text:style-name="P6">Increasingly, people don't want to go to church and see them as irrelevant. <text:span text:style-name="T4">Churches fail to engage people where they are. I think that there has to be a better path.</text:span></text:p>
      <text:p text:style-name="P6"/>
      <text:p text:style-name="P7">[posted 7/20/22]</text:p>
      <text:p text:style-name="P7"/>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4M22S</meta:editing-duration>
    <meta:editing-cycles>14</meta:editing-cycles>
    <meta:generator>LibreOffice/5.4.3.2$Windows_X86_64 LibreOffice_project/92a7159f7e4af62137622921e809f8546db437e5</meta:generator>
    <dc:date>2022-07-20T13:54:28.493000000</dc:date>
    <meta:document-statistic meta:table-count="0" meta:image-count="0" meta:object-count="0" meta:page-count="1" meta:paragraph-count="10" meta:word-count="345" meta:character-count="1994" meta:non-whitespace-character-count="1658"/>
    <meta:user-defined meta:name="Info 1"/>
    <meta:user-defined meta:name="Info 2"/>
    <meta:user-defined meta:name="Info 3"/>
    <meta:user-defined meta:name="Info 4"/>
  </office:meta>
</office:document-meta>
</file>